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D7BFC744A.jpg" manifest:media-type=""/>
  <manifest:file-entry manifest:full-path="Pictures/100019AB000182BC00011167600C2843.svg" manifest:media-type=""/>
  <manifest:file-entry manifest:full-path="Pictures/100002010000034900000252F89F408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9" style:family="table">
      <style:table-properties style:width="25.783cm" fo:margin-left="0.011cm" table:align="left" style:writing-mode="lr-tb"/>
    </style:style>
    <style:style style:name="Taula9.A" style:family="table-column">
      <style:table-column-properties style:column-width="1.667cm"/>
    </style:style>
    <style:style style:name="Taula9.B" style:family="table-column">
      <style:table-column-properties style:column-width="3.36cm"/>
    </style:style>
    <style:style style:name="Taula9.C" style:family="table-column">
      <style:table-column-properties style:column-width="0.676cm"/>
    </style:style>
    <style:style style:name="Taula9.D" style:family="table-column">
      <style:table-column-properties style:column-width="0.794cm"/>
    </style:style>
    <style:style style:name="Taula9.E" style:family="table-column">
      <style:table-column-properties style:column-width="0.882cm"/>
    </style:style>
    <style:style style:name="Taula9.F" style:family="table-column">
      <style:table-column-properties style:column-width="0.647cm"/>
    </style:style>
    <style:style style:name="Taula9.G" style:family="table-column">
      <style:table-column-properties style:column-width="0.852cm"/>
    </style:style>
    <style:style style:name="Taula9.H" style:family="table-column">
      <style:table-column-properties style:column-width="1.177cm"/>
    </style:style>
    <style:style style:name="Taula9.K" style:family="table-column">
      <style:table-column-properties style:column-width="0.764cm"/>
    </style:style>
    <style:style style:name="Taula9.M" style:family="table-column">
      <style:table-column-properties style:column-width="1.381cm"/>
    </style:style>
    <style:style style:name="Taula9.N" style:family="table-column">
      <style:table-column-properties style:column-width="1.058cm"/>
    </style:style>
    <style:style style:name="Taula9.O" style:family="table-column">
      <style:table-column-properties style:column-width="0.824cm"/>
    </style:style>
    <style:style style:name="Taula9.P" style:family="table-column">
      <style:table-column-properties style:column-width="1.469cm"/>
    </style:style>
    <style:style style:name="Taula9.Q" style:family="table-column">
      <style:table-column-properties style:column-width="0.589cm"/>
    </style:style>
    <style:style style:name="Taula9.S" style:family="table-column">
      <style:table-column-properties style:column-width="1.852cm"/>
    </style:style>
    <style:style style:name="Taula9.T" style:family="table-column">
      <style:table-column-properties style:column-width="3.528cm"/>
    </style:style>
    <style:style style:name="Taula9.1" style:family="table-row">
      <style:table-row-properties fo:keep-together="auto"/>
    </style:style>
    <style:style style:name="Taula9.A1" style:family="table-cell">
      <style:table-cell-properties style:vertical-align="top" fo:background-color="#cccccc" fo:padding-left="0cm" fo:padding-right="0cm" fo:padding-top="0cm" fo:padding-bottom="0.041cm" fo:border="0.75pt solid #000000" style:writing-mode="lr-tb">
        <style:background-image/>
      </style:table-cell-properties>
    </style:style>
    <style:style style:name="Taula9.A2" style:family="table-cell">
      <style:table-cell-properties style:vertical-align="middle" fo:background-color="#cccccc" fo:padding-left="0cm" fo:padding-right="0cm" fo:padding-top="0cm" fo:padding-bottom="0.041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ula9.T2" style:family="table-cell">
      <style:table-cell-properties style:vertical-align="middle" fo:background-color="#cccccc" fo:padding-left="0cm" fo:padding-right="0cm" fo:padding-top="0cm" fo:padding-bottom="0.041cm" fo:border="0.75pt solid #000000" style:writing-mode="lr-tb">
        <style:background-image/>
      </style:table-cell-properties>
    </style:style>
    <style:style style:name="Taula9.A3" style:family="table-cell">
      <style:table-cell-properties style:vertical-align="middle" fo:background-color="#ffffff" fo:padding-left="0cm" fo:padding-right="0cm" fo:padding-top="0cm" fo:padding-bottom="0.041cm" fo:border-left="0.75pt solid #000000" fo:border-right="none" fo:border-top="none" fo:border-bottom="0.75pt solid #000000" style:writing-mode="lr-tb">
        <style:background-image/>
      </style:table-cell-properties>
    </style:style>
    <style:style style:name="Taula9.M3" style:family="table-cell">
      <style:table-cell-properties style:vertical-align="middle" fo:background-color="#ffffff" fo:padding-left="0cm" fo:padding-right="0cm" fo:padding-top="0cm" fo:padding-bottom="0.041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ula9.N3" style:family="table-cell">
      <style:table-cell-properties style:vertical-align="middle" fo:background-color="#ffffff" fo:padding-left="0cm" fo:padding-right="0cm" fo:padding-top="0cm" fo:padding-bottom="0.041cm" fo:border-left="0.5pt solid #000000" fo:border-right="none" fo:border-top="none" fo:border-bottom="0.75pt solid #000000" style:writing-mode="lr-tb">
        <style:background-image/>
      </style:table-cell-properties>
    </style:style>
    <style:style style:name="Taula9.A8" style:family="table-cell">
      <style:table-cell-properties style:vertical-align="middle" fo:background-color="transparent" fo:padding-left="0cm" fo:padding-right="0cm" fo:padding-top="0cm" fo:padding-bottom="0.041cm" fo:border-left="0.75pt solid #000000" fo:border-right="none" fo:border-top="none" fo:border-bottom="0.7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8.75pt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text-properties officeooo:rsid="00123e89" officeooo:paragraph-rsid="00279cb1"/>
    </style:style>
    <style:style style:name="P5" style:family="paragraph" style:parent-style-name="Table_20_Contents">
      <style:paragraph-properties fo:text-align="center" style:justify-single-word="false"/>
      <style:text-properties officeooo:rsid="00123e89" officeooo:paragraph-rsid="00279cb1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79cb1" officeooo:paragraph-rsid="00279cb1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23e89" officeooo:paragraph-rsid="00279cb1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79cb1" officeooo:paragraph-rsid="00279cb1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fo:font-weight="bold" officeooo:rsid="00460245" officeooo:paragraph-rsid="00460245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60245" officeooo:paragraph-rsid="00460245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ff" style:font-name="Arial" fo:font-size="11pt" fo:language="zxx" fo:country="none" fo:font-weight="bold" officeooo:paragraph-rsid="00279cb1" style:letter-kerning="true" style:font-name-asian="Arial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ff" style:font-name="Arial" fo:font-size="7pt" fo:language="zxx" fo:country="none" officeooo:paragraph-rsid="00279cb1" style:letter-kerning="true" style:font-name-asian="Arial" style:font-size-asian="7pt" style:font-name-complex="Arial" style:font-size-complex="7pt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ff" style:font-name="Arial" fo:font-size="7pt" fo:language="zxx" fo:country="none" officeooo:rsid="0024f66c" officeooo:paragraph-rsid="00279cb1" style:letter-kerning="true" style:font-name-asian="Arial" style:font-size-asian="7pt" style:font-name-complex="Arial" style:font-size-complex="7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6pt" fo:language="zxx" fo:country="none" fo:font-weight="bold" officeooo:paragraph-rsid="00279cb1" style:letter-kerning="true" style:font-name-asian="Arial" style:font-size-asian="6pt" style:font-weight-asian="bold" style:font-name-complex="Arial" style:font-size-complex="6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6pt" fo:language="zxx" fo:country="none" fo:font-weight="normal" officeooo:paragraph-rsid="004a6748" style:letter-kerning="true" style:font-name-asian="Arial" style:font-size-asian="5.25pt" style:font-weight-asian="normal" style:font-name-complex="Arial" style:font-size-complex="6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7pt" fo:language="zxx" fo:country="none" fo:font-weight="normal" officeooo:paragraph-rsid="004a6748" style:letter-kerning="true" style:font-name-asian="Arial" style:font-size-asian="7pt" style:font-weight-asian="normal" style:font-name-complex="Arial" style:font-size-complex="7pt" style:font-weight-complex="normal"/>
    </style:style>
    <style:style style:name="P17" style:family="paragraph" style:parent-style-name="Standard">
      <style:text-properties officeooo:paragraph-rsid="00279cb1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Arial" fo:font-size="7pt" fo:language="zxx" fo:country="none" fo:font-weight="bold" officeooo:rsid="00554f34" officeooo:paragraph-rsid="0055e7e9" style:letter-kerning="true" style:font-name-asian="Arial" style:font-size-asian="7pt" style:font-weight-asian="bold" style:font-name-complex="Arial" style:font-size-complex="7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Arial" fo:font-size="7pt" fo:language="zxx" fo:country="none" fo:font-weight="normal" officeooo:rsid="004eb11a" officeooo:paragraph-rsid="004eb11a" style:letter-kerning="true" style:font-name-asian="Arial" style:font-size-asian="7pt" style:font-weight-asian="normal" style:font-name-complex="Arial" style:font-size-complex="7pt" style:font-weight-complex="normal"/>
    </style:style>
    <style:style style:name="P20" style:family="paragraph" style:parent-style-name="Standard">
      <style:text-properties officeooo:paragraph-rsid="00596a98"/>
    </style:style>
    <style:style style:name="P21" style:family="paragraph" style:parent-style-name="Standard">
      <style:paragraph-properties fo:margin-top="0.101cm" fo:margin-bottom="0cm" style:contextual-spacing="false" fo:text-align="center" style:justify-single-word="false" style:text-autospace="none">
        <style:tab-stops/>
      </style:paragraph-properties>
      <style:text-properties fo:color="#000000" style:font-name="Arial" fo:font-size="7pt" fo:letter-spacing="0.053cm" fo:language="zxx" fo:country="none" fo:font-weight="bold" officeooo:rsid="004a6748" officeooo:paragraph-rsid="004a6748" style:letter-kerning="true" style:font-name-asian="Arial" style:font-size-asian="7pt" style:font-weight-asian="bold" style:font-name-complex="Arial" style:font-size-complex="7pt" style:font-weight-complex="bold"/>
    </style:style>
    <style:style style:name="P22" style:family="paragraph" style:parent-style-name="Standard">
      <style:paragraph-properties fo:margin-top="0.101cm" fo:margin-bottom="0cm" style:contextual-spacing="false" fo:text-align="center" style:justify-single-word="false" style:text-autospace="none"/>
      <style:text-properties fo:color="#000000" style:font-name="Arial" fo:font-size="7pt" fo:language="zxx" fo:country="none" fo:font-weight="normal" officeooo:rsid="0033f274" officeooo:paragraph-rsid="00554f34" style:letter-kerning="true" style:font-name-asian="Arial" style:font-size-asian="7pt" style:font-weight-asian="normal" style:font-name-complex="Arial" style:font-size-complex="7pt" style:font-weight-complex="normal"/>
    </style:style>
    <style:style style:name="P23" style:family="paragraph" style:parent-style-name="Lehenetsia">
      <style:paragraph-properties fo:text-align="center" style:justify-single-word="false"/>
      <style:text-properties style:use-window-font-color="true" style:font-name="Arial" fo:font-size="12pt" fo:language="eu" fo:country="none" fo:font-weight="bold" officeooo:rsid="00ae0178" officeooo:paragraph-rsid="00596a98" style:font-size-asian="12pt" style:language-asian="es" style:country-asian="ES" style:font-weight-asian="bold" style:font-name-complex="Arial" style:font-size-complex="12pt"/>
    </style:style>
    <style:style style:name="P24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fo:font-weight="bold" officeooo:rsid="00ae0178" officeooo:paragraph-rsid="00596a98" style:font-size-asian="7pt" style:language-asian="es" style:country-asian="ES" style:font-weight-asian="bold" style:font-name-complex="Arial" style:font-size-complex="7pt"/>
    </style:style>
    <style:style style:name="P25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fo:font-weight="bold" officeooo:rsid="00d1ed72" officeooo:paragraph-rsid="00596a98" style:font-size-asian="7pt" style:language-asian="es" style:country-asian="ES" style:font-weight-asian="bold" style:font-name-complex="Arial" style:font-size-complex="7pt"/>
    </style:style>
    <style:style style:name="P26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fo:font-weight="bold" officeooo:paragraph-rsid="00596a98" style:font-size-asian="7pt" style:language-asian="es" style:country-asian="ES" style:font-weight-asian="bold" style:font-name-complex="Arial" style:font-size-complex="7pt"/>
    </style:style>
    <style:style style:name="P27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fo:font-weight="bold" officeooo:rsid="00d1c36a" officeooo:paragraph-rsid="00596a98" style:font-size-asian="7pt" style:language-asian="es" style:country-asian="ES" style:font-weight-asian="bold" style:font-name-complex="Arial" style:font-size-complex="7pt"/>
    </style:style>
    <style:style style:name="P28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fo:font-weight="bold" officeooo:rsid="00c5934c" officeooo:paragraph-rsid="00596a98" style:font-size-asian="7pt" style:language-asian="es" style:country-asian="ES" style:font-weight-asian="bold" style:font-name-complex="Arial" style:font-size-complex="7pt"/>
    </style:style>
    <style:style style:name="P29" style:family="paragraph" style:parent-style-name="Lehenetsia">
      <style:text-properties style:use-window-font-color="true" style:font-name="Arial" fo:font-size="7pt" fo:language="eu" fo:country="none" fo:font-weight="bold" officeooo:paragraph-rsid="00596a98" style:font-size-asian="7pt" style:language-asian="es" style:country-asian="ES" style:font-weight-asian="bold" style:font-name-complex="Arial" style:font-size-complex="7pt"/>
    </style:style>
    <style:style style:name="P30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fo:font-weight="bold" officeooo:paragraph-rsid="00596a98" style:font-size-asian="7pt" style:language-asian="zxx" style:country-asian="none" style:font-weight-asian="bold" style:font-name-complex="Arial" style:font-size-complex="7pt" style:language-complex="zxx" style:country-complex="none"/>
    </style:style>
    <style:style style:name="P31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paragraph-rsid="00596a98" style:font-size-asian="7pt" style:language-asian="es" style:country-asian="ES" style:font-size-complex="7pt"/>
    </style:style>
    <style:style style:name="P32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rsid="00d2c752" officeooo:paragraph-rsid="00596a98" style:font-size-asian="7pt" style:font-name-complex="Arial" style:font-size-complex="7pt"/>
    </style:style>
    <style:style style:name="P33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paragraph-rsid="00596a98" style:font-size-asian="7pt" style:font-name-complex="Arial" style:font-size-complex="7pt"/>
    </style:style>
    <style:style style:name="P34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rsid="00e2841f" officeooo:paragraph-rsid="00596a98" style:font-size-asian="7pt" style:font-name-complex="Arial" style:font-size-complex="7pt"/>
    </style:style>
    <style:style style:name="P35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rsid="00d3d094" officeooo:paragraph-rsid="00596a98" style:font-size-asian="7pt" style:font-name-complex="Arial" style:font-size-complex="7pt"/>
    </style:style>
    <style:style style:name="P36" style:family="paragraph" style:parent-style-name="Lehenetsia">
      <style:text-properties style:use-window-font-color="true" style:font-name="Arial" fo:font-size="7pt" fo:language="eu" fo:country="none" officeooo:rsid="0079f3bc" officeooo:paragraph-rsid="00596a98" style:font-size-asian="7pt" style:font-name-complex="Arial" style:font-size-complex="7pt"/>
    </style:style>
    <style:style style:name="P37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rsid="007ca982" officeooo:paragraph-rsid="00596a98" style:font-size-asian="7pt" style:font-name-complex="Arial" style:font-size-complex="7pt"/>
    </style:style>
    <style:style style:name="P38" style:family="paragraph" style:parent-style-name="Lehenetsia">
      <style:text-properties style:use-window-font-color="true" style:font-name="Arial" fo:font-size="7pt" fo:language="eu" fo:country="none" officeooo:paragraph-rsid="00596a98" style:font-size-asian="7pt" style:font-name-complex="Arial" style:font-size-complex="7pt"/>
    </style:style>
    <style:style style:name="P39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paragraph-rsid="00596a98" style:font-size-asian="7pt" style:font-name-complex="Arial"/>
    </style:style>
    <style:style style:name="P40" style:family="paragraph" style:parent-style-name="Lehenetsia">
      <style:paragraph-properties style:snap-to-layout-grid="false"/>
      <style:text-properties style:use-window-font-color="true" style:font-name="Arial" fo:font-size="7pt" fo:language="eu" fo:country="none" officeooo:paragraph-rsid="00596a98" style:font-size-asian="7pt" style:font-name-complex="Arial"/>
    </style:style>
    <style:style style:name="P41" style:family="paragraph" style:parent-style-name="Lehenetsia">
      <style:paragraph-properties style:snap-to-layout-grid="false"/>
      <style:text-properties style:use-window-font-color="true" style:font-name="Arial" fo:font-size="7pt" fo:language="eu" fo:country="none" officeooo:rsid="016401f6" officeooo:paragraph-rsid="00596a98" style:font-size-asian="7pt" style:font-name-complex="Arial"/>
    </style:style>
    <style:style style:name="P42" style:family="paragraph" style:parent-style-name="Lehenetsia">
      <style:text-properties style:use-window-font-color="true" style:font-name="Arial" fo:font-size="7pt" fo:language="eu" fo:country="none" officeooo:rsid="006ef091" officeooo:paragraph-rsid="00596a98" style:font-size-asian="7pt" style:font-name-complex="Arial"/>
    </style:style>
    <style:style style:name="P43" style:family="paragraph" style:parent-style-name="Lehenetsia">
      <style:paragraph-properties style:snap-to-layout-grid="false"/>
      <style:text-properties style:use-window-font-color="true" style:font-name="Arial" fo:font-size="7pt" fo:language="eu" fo:country="none" officeooo:rsid="0079f3bc" officeooo:paragraph-rsid="00596a98" style:font-size-asian="7pt" style:font-name-complex="Arial"/>
    </style:style>
    <style:style style:name="P44" style:family="paragraph" style:parent-style-name="Lehenetsia">
      <style:paragraph-properties fo:text-align="center" style:justify-single-word="false" style:snap-to-layout-grid="false"/>
      <style:text-properties style:use-window-font-color="true" style:font-name="Arial" fo:font-size="7pt" fo:language="eu" fo:country="none" officeooo:paragraph-rsid="00596a98" style:font-size-asian="7pt" style:font-size-complex="7pt"/>
    </style:style>
    <style:style style:name="P45" style:family="paragraph" style:parent-style-name="Lehenetsia">
      <style:paragraph-properties fo:text-align="center" style:justify-single-word="false" style:snap-to-layout-grid="false"/>
      <style:text-properties style:use-window-font-color="true" style:font-name="Arial" fo:language="eu" fo:country="none" officeooo:paragraph-rsid="00596a98"/>
    </style:style>
    <style:style style:name="P46" style:family="paragraph" style:parent-style-name="Lehenetsia">
      <style:text-properties style:font-name="Arial" fo:font-size="7pt" officeooo:paragraph-rsid="00596a98" style:font-size-asian="7pt" style:font-name-complex="Arial"/>
    </style:style>
    <style:style style:name="P47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paragraph-rsid="00596a98" fo:background-color="transparent" style:font-size-asian="7pt" style:font-name-complex="Arial"/>
    </style:style>
    <style:style style:name="P48" style:family="paragraph" style:parent-style-name="Lehenetsia">
      <style:paragraph-properties style:snap-to-layout-grid="false"/>
      <style:text-properties style:use-window-font-color="true" style:font-name="Arial" fo:font-size="7pt" fo:language="eu" fo:country="none" officeooo:paragraph-rsid="00596a98" fo:background-color="transparent" style:font-size-asian="7pt" style:font-name-complex="Arial"/>
    </style:style>
    <style:style style:name="P49" style:family="paragraph" style:parent-style-name="Lehenetsia">
      <style:paragraph-properties style:snap-to-layout-grid="false"/>
      <style:text-properties style:use-window-font-color="true" style:font-name="Arial" fo:font-size="7pt" fo:language="eu" fo:country="none" officeooo:rsid="006ef091" officeooo:paragraph-rsid="00596a98" fo:background-color="transparent" style:font-size-asian="7pt" style:font-name-complex="Arial"/>
    </style:style>
    <style:style style:name="P50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paragraph-rsid="00596a98" fo:background-color="transparent" style:font-size-asian="7pt" style:font-name-complex="Arial" style:font-size-complex="7pt"/>
    </style:style>
    <style:style style:name="P51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rsid="00e2841f" officeooo:paragraph-rsid="00596a98" fo:background-color="transparent" style:font-size-asian="7pt" style:font-name-complex="Arial" style:font-size-complex="7pt"/>
    </style:style>
    <style:style style:name="P52" style:family="paragraph" style:parent-style-name="Lehenetsia">
      <style:text-properties style:use-window-font-color="true" style:font-name="Arial" fo:font-size="7pt" fo:language="eu" fo:country="none" officeooo:paragraph-rsid="00596a98" fo:background-color="transparent" style:font-size-asian="7pt" style:font-name-complex="Arial" style:font-size-complex="7pt"/>
    </style:style>
    <style:style style:name="P53" style:family="paragraph" style:parent-style-name="Lehenetsia">
      <style:paragraph-properties fo:text-align="center" style:justify-single-word="false"/>
      <style:text-properties style:use-window-font-color="true" style:font-name="Arial" fo:font-size="7pt" fo:language="eu" fo:country="none" officeooo:rsid="00d2c752" officeooo:paragraph-rsid="00596a98" fo:background-color="transparent" style:font-size-asian="7pt" style:font-name-complex="Arial" style:font-size-complex="7pt"/>
    </style:style>
    <style:style style:name="P54" style:family="paragraph" style:parent-style-name="Lehenetsia">
      <style:paragraph-properties fo:text-align="center" style:justify-single-word="false" style:snap-to-layout-grid="false"/>
      <style:text-properties style:use-window-font-color="true" style:font-name="Arial" fo:language="eu" fo:country="none" officeooo:paragraph-rsid="00596a98" fo:background-color="transparent"/>
    </style:style>
    <style:style style:name="P55" style:family="paragraph" style:parent-style-name="Standard">
      <style:text-properties officeooo:paragraph-rsid="00596a98"/>
    </style:style>
    <style:style style:name="P56" style:family="paragraph" style:parent-style-name="Standard">
      <style:text-properties officeooo:rsid="005b9c74" officeooo:paragraph-rsid="005b9c74"/>
    </style:style>
    <style:style style:name="P57" style:family="paragraph" style:parent-style-name="Standard">
      <style:text-properties officeooo:rsid="005bcdba" officeooo:paragraph-rsid="005bcdba"/>
    </style:style>
    <style:style style:name="P58" style:family="paragraph" style:parent-style-name="Standard" style:master-page-name="GoiburuaBAI">
      <style:paragraph-properties fo:text-align="justify" style:justify-single-word="false" style:page-number="auto"/>
      <style:text-properties style:font-name="Arial" fo:font-size="11pt" fo:language="es" fo:country="ES" style:text-underline-style="none" fo:font-weight="normal" officeooo:rsid="003dbf51" officeooo:paragraph-rsid="00596a98" style:font-size-asian="11pt" style:font-weight-asian="normal" style:font-size-complex="11pt" style:font-weight-complex="normal"/>
    </style:style>
    <style:style style:name="T1" style:family="text">
      <style:text-properties officeooo:rsid="004e48b3"/>
    </style:style>
    <style:style style:name="T2" style:family="text">
      <style:text-properties officeooo:rsid="002bbfb1"/>
    </style:style>
    <style:style style:name="T3" style:family="text">
      <style:text-properties officeooo:rsid="00302ece"/>
    </style:style>
    <style:style style:name="T4" style:family="text">
      <style:text-properties officeooo:rsid="0024f66c"/>
    </style:style>
    <style:style style:name="T5" style:family="text">
      <style:text-properties style:text-underline-style="none"/>
    </style:style>
    <style:style style:name="T6" style:family="text">
      <style:text-properties officeooo:rsid="0052a14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e48b3" style:font-weight-asian="bold" style:font-weight-complex="bold"/>
    </style:style>
    <style:style style:name="T9" style:family="text">
      <style:text-properties officeooo:rsid="0055e7e9"/>
    </style:style>
    <style:style style:name="T10" style:family="text">
      <style:text-properties officeooo:rsid="00554f34"/>
    </style:style>
    <style:style style:name="T11" style:family="text">
      <style:text-properties officeooo:rsid="0065d7f7"/>
    </style:style>
    <style:style style:name="T12" style:family="text">
      <style:text-properties officeooo:rsid="00c5934c"/>
    </style:style>
    <style:style style:name="T13" style:family="text">
      <style:text-properties officeooo:rsid="005d28a0"/>
    </style:style>
    <style:style style:name="T14" style:family="text">
      <style:text-properties officeooo:rsid="00690cd5"/>
    </style:style>
    <style:style style:name="T15" style:family="text">
      <style:text-properties style:language-asian="zxx" style:country-asian="none" style:language-complex="zxx" style:country-complex="none"/>
    </style:style>
    <style:style style:name="T16" style:family="text">
      <style:text-properties officeooo:rsid="006c1606"/>
    </style:style>
    <style:style style:name="T17" style:family="text">
      <style:text-properties officeooo:rsid="016401f6"/>
    </style:style>
    <style:style style:name="T18" style:family="text">
      <style:text-properties officeooo:rsid="00e2841f"/>
    </style:style>
    <style:style style:name="T19" style:family="text">
      <style:text-properties officeooo:rsid="00596a98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5b9c74"/>
    </style:style>
    <style:style style:name="T22" style:family="text">
      <style:text-properties officeooo:rsid="005bcdba"/>
    </style:style>
    <style:style style:name="fr1" style:family="graphic" style:parent-style-name="Graphics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able:table-column table:style-name="Taula9.E"/>
        <table:table-column table:style-name="Taula9.F"/>
        <table:table-column table:style-name="Taula9.G"/>
        <table:table-column table:style-name="Taula9.H"/>
        <table:table-column table:style-name="Taula9.G"/>
        <table:table-column table:style-name="Taula9.H"/>
        <table:table-column table:style-name="Taula9.K"/>
        <table:table-column table:style-name="Taula9.H"/>
        <table:table-column table:style-name="Taula9.M"/>
        <table:table-column table:style-name="Taula9.N"/>
        <table:table-column table:style-name="Taula9.O"/>
        <table:table-column table:style-name="Taula9.P"/>
        <table:table-column table:style-name="Taula9.Q"/>
        <table:table-column table:style-name="Taula9.N"/>
        <table:table-column table:style-name="Taula9.S"/>
        <table:table-column table:style-name="Taula9.T"/>
        <table:table-row table:style-name="Taula9.1">
          <table:table-cell table:style-name="Taula9.A1" table:number-columns-spanned="20" office:value-type="string">
            <text:p text:style-name="P23">KULTURA-HEZKUNT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9.1">
          <table:table-cell table:style-name="Taula9.A2" office:value-type="string">
            <text:p text:style-name="P24">Kodea</text:p>
          </table:table-cell>
          <table:table-cell table:style-name="Taula9.A2" office:value-type="string">
            <text:p text:style-name="P29">Izena</text:p>
          </table:table-cell>
          <table:table-cell table:style-name="Taula9.A2" office:value-type="string">
            <text:p text:style-name="P25">Dot.</text:p>
          </table:table-cell>
          <table:table-cell table:style-name="Taula9.A2" office:value-type="string">
            <text:p text:style-name="P26">Izaera</text:p>
          </table:table-cell>
          <table:table-cell table:style-name="Taula9.A2" office:value-type="string">
            <text:p text:style-name="P26">Taldea</text:p>
          </table:table-cell>
          <table:table-cell table:style-name="Taula9.A2" office:value-type="string">
            <text:p text:style-name="P27">LM</text:p>
          </table:table-cell>
          <table:table-cell table:style-name="Taula9.A2" office:value-type="string">
            <text:p text:style-name="P26">E<text:span text:style-name="T11">s</text:span>kala</text:p>
          </table:table-cell>
          <table:table-cell table:style-name="Taula9.A2" office:value-type="string">
            <text:p text:style-name="P30">Azpi-</text:p>
            <text:p text:style-name="P30">e<text:span text:style-name="T11">s</text:span>kala</text:p>
          </table:table-cell>
          <table:table-cell table:style-name="Taula9.A2" office:value-type="string">
            <text:p text:style-name="P26"><text:span text:style-name="T12">K</text:span>lase<text:span text:style-name="T13">a</text:span></text:p>
          </table:table-cell>
          <table:table-cell table:style-name="Taula9.A2" office:value-type="string">
            <text:p text:style-name="P26"><text:span text:style-name="T13">T</text:span>itula<text:span text:style-name="T14">z</text:span>ioa</text:p>
          </table:table-cell>
          <table:table-cell table:style-name="Taula9.A2" office:value-type="string">
            <text:p text:style-name="P26"><text:span text:style-name="T15">Hizk</text:span> </text:p>
            <text:p text:style-name="P26">eska</text:p>
          </table:table-cell>
          <table:table-cell table:style-name="Taula9.A2" office:value-type="string">
            <text:p text:style-name="P26">Derrigor</text:p>
          </table:table-cell>
          <table:table-cell table:style-name="Taula9.A2" office:value-type="string">
            <text:p text:style-name="P26">Epea</text:p>
            <text:p text:style-name="P31"/>
          </table:table-cell>
          <table:table-cell table:style-name="Taula9.A2" office:value-type="string">
            <text:p text:style-name="P26">Bete<text:span text:style-name="T13">tze</text:span>. era</text:p>
          </table:table-cell>
          <table:table-cell table:style-name="Taula9.A2" office:value-type="string">
            <text:p text:style-name="P26">Maila</text:p>
          </table:table-cell>
          <table:table-cell table:style-name="Taula9.A2" office:value-type="string">
            <text:p text:style-name="P26">Dedikazioa</text:p>
          </table:table-cell>
          <table:table-cell table:style-name="Taula9.A2" office:value-type="string">
            <text:p text:style-name="P26">DBO</text:p>
          </table:table-cell>
          <table:table-cell table:style-name="Taula9.A2" office:value-type="string">
            <text:p text:style-name="P26"><text:span text:style-name="T15">Osaga</text:span>.</text:p>
            <text:p text:style-name="P26">Espezi.</text:p>
          </table:table-cell>
          <table:table-cell table:style-name="Taula9.A2" office:value-type="string">
            <text:p text:style-name="P28">Eginkizunak</text:p>
          </table:table-cell>
          <table:table-cell table:style-name="Taula9.T2" office:value-type="string">
            <text:p text:style-name="P26">Oharrak</text:p>
          </table:table-cell>
        </table:table-row>
        <table:table-row table:style-name="Taula9.1">
          <table:table-cell table:style-name="Taula9.A3" office:value-type="string">
            <text:p text:style-name="P32">06.601</text:p>
          </table:table-cell>
          <table:table-cell table:style-name="Taula9.A3" office:value-type="string">
            <text:p text:style-name="P38">Kultura eta Hezkuntzako</text:p>
            <text:p text:style-name="P38"><text:s/>teknikaria</text:p>
          </table:table-cell>
          <table:table-cell table:style-name="Taula9.A3" office:value-type="string">
            <text:p text:style-name="P33">1</text:p>
          </table:table-cell>
          <table:table-cell table:style-name="Taula9.A3" office:value-type="string">
            <text:p text:style-name="P33">F</text:p>
          </table:table-cell>
          <table:table-cell table:style-name="Taula9.A3" office:value-type="string">
            <text:p text:style-name="P33">A2</text:p>
          </table:table-cell>
          <table:table-cell table:style-name="Taula9.A3" office:value-type="string">
            <text:p text:style-name="P34">B</text:p>
          </table:table-cell>
          <table:table-cell table:style-name="Taula9.A3" office:value-type="string">
            <text:p text:style-name="P33">AB</text:p>
          </table:table-cell>
          <table:table-cell table:style-name="Taula9.A3" office:value-type="string">
            <text:p text:style-name="P33">ABT</text:p>
          </table:table-cell>
          <table:table-cell table:style-name="Taula9.A3" office:value-type="string">
            <text:p text:style-name="P33">EMT</text:p>
          </table:table-cell>
          <table:table-cell table:style-name="Taula9.A3" office:value-type="string">
            <text:p text:style-name="P33">D</text:p>
          </table:table-cell>
          <table:table-cell table:style-name="Taula9.A3" office:value-type="string">
            <text:p text:style-name="P33">3</text:p>
          </table:table-cell>
          <table:table-cell table:style-name="Taula9.A3" office:value-type="string">
            <text:p text:style-name="P33">BAI</text:p>
          </table:table-cell>
          <table:table-cell table:style-name="Taula9.M3" office:value-type="string">
            <text:p text:style-name="P33"><text:span text:style-name="T16">19</text:span>92-06-30</text:p>
          </table:table-cell>
          <table:table-cell table:style-name="Taula9.N3" office:value-type="string">
            <text:p text:style-name="P33">LO</text:p>
          </table:table-cell>
          <table:table-cell table:style-name="Taula9.A3" office:value-type="string">
            <text:p text:style-name="P33">12</text:p>
          </table:table-cell>
          <table:table-cell table:style-name="Taula9.A3" office:value-type="string">
            <text:p text:style-name="P44"/>
          </table:table-cell>
          <table:table-cell table:style-name="Taula9.A3" office:value-type="string">
            <text:p text:style-name="P45"/>
          </table:table-cell>
          <table:table-cell table:style-name="Taula9.A3" office:value-type="string">
            <text:p text:style-name="P39">-</text:p>
          </table:table-cell>
          <table:table-cell table:style-name="Taula9.A3" office:value-type="string">
            <text:p text:style-name="P40"/>
          </table:table-cell>
          <table:table-cell table:style-name="Taula9.M3" office:value-type="string">
            <text:p text:style-name="P41">Bea Caballero</text:p>
          </table:table-cell>
        </table:table-row>
        <table:table-row table:style-name="Taula9.1">
          <table:table-cell table:style-name="Taula9.A3" office:value-type="string">
            <text:p text:style-name="P32"><text:span text:style-name="T20">* <text:s text:c="5"/></text:span><text:s/>06.602</text:p>
          </table:table-cell>
          <table:table-cell table:style-name="Taula9.A3" office:value-type="string">
            <text:p text:style-name="P38">Liburuzaina</text:p>
          </table:table-cell>
          <table:table-cell table:style-name="Taula9.A3" office:value-type="string">
            <text:p text:style-name="P33">1</text:p>
          </table:table-cell>
          <table:table-cell table:style-name="Taula9.A3" office:value-type="string">
            <text:p text:style-name="P33">F</text:p>
          </table:table-cell>
          <table:table-cell table:style-name="Taula9.A3" office:value-type="string">
            <text:p text:style-name="P33">C1</text:p>
          </table:table-cell>
          <table:table-cell table:style-name="Taula9.A3" office:value-type="string">
            <text:p text:style-name="P34">EB</text:p>
          </table:table-cell>
          <table:table-cell table:style-name="Taula9.A3" office:value-type="string">
            <text:p text:style-name="P33">AB</text:p>
          </table:table-cell>
          <table:table-cell table:style-name="Taula9.A3" office:value-type="string">
            <text:p text:style-name="P33">ABT</text:p>
          </table:table-cell>
          <table:table-cell table:style-name="Taula9.A3" office:value-type="string">
            <text:p text:style-name="P33">ABTL</text:p>
          </table:table-cell>
          <table:table-cell table:style-name="Taula9.A3" office:value-type="string">
            <text:p text:style-name="P33">BA </text:p>
          </table:table-cell>
          <table:table-cell table:style-name="Taula9.A3" office:value-type="string">
            <text:p text:style-name="P33">3</text:p>
          </table:table-cell>
          <table:table-cell table:style-name="Taula9.A3" office:value-type="string">
            <text:p text:style-name="P33">BAI</text:p>
          </table:table-cell>
          <table:table-cell table:style-name="Taula9.M3" office:value-type="string">
            <text:p text:style-name="P33"><text:span text:style-name="T16">19</text:span>90-02-28</text:p>
          </table:table-cell>
          <table:table-cell table:style-name="Taula9.A3" office:value-type="string">
            <text:p text:style-name="P33">LO</text:p>
          </table:table-cell>
          <table:table-cell table:style-name="Taula9.A3" office:value-type="string">
            <text:p text:style-name="P33">11</text:p>
          </table:table-cell>
          <table:table-cell table:style-name="Taula9.A3" office:value-type="string">
            <text:p text:style-name="P33"/>
          </table:table-cell>
          <table:table-cell table:style-name="Taula9.A3" office:value-type="string">
            <text:p text:style-name="P45"/>
          </table:table-cell>
          <table:table-cell table:style-name="Taula9.A3" office:value-type="string">
            <text:p text:style-name="P39">-</text:p>
          </table:table-cell>
          <table:table-cell table:style-name="Taula9.A3" office:value-type="string">
            <text:p text:style-name="P42"/>
          </table:table-cell>
          <table:table-cell table:style-name="Taula9.M3" office:value-type="string">
            <text:p text:style-name="P42">Hutsik-<text:span text:style-name="T17">Marga</text:span></text:p>
          </table:table-cell>
        </table:table-row>
        <table:table-row table:style-name="Taula9.1">
          <table:table-cell table:style-name="Taula9.A3" office:value-type="string">
            <text:p text:style-name="P53"><text:span text:style-name="T20">** <text:s text:c="4"/></text:span>06.602</text:p>
          </table:table-cell>
          <table:table-cell table:style-name="Taula9.A3" office:value-type="string">
            <text:p text:style-name="P52">Liburuzaina</text:p>
          </table:table-cell>
          <table:table-cell table:style-name="Taula9.A3" office:value-type="string">
            <text:p text:style-name="P50">1</text:p>
          </table:table-cell>
          <table:table-cell table:style-name="Taula9.A3" office:value-type="string">
            <text:p text:style-name="P50">F</text:p>
          </table:table-cell>
          <table:table-cell table:style-name="Taula9.A3" office:value-type="string">
            <text:p text:style-name="P50">C1</text:p>
          </table:table-cell>
          <table:table-cell table:style-name="Taula9.A3" office:value-type="string">
            <text:p text:style-name="P51">EB</text:p>
          </table:table-cell>
          <table:table-cell table:style-name="Taula9.A3" office:value-type="string">
            <text:p text:style-name="P50">AB</text:p>
          </table:table-cell>
          <table:table-cell table:style-name="Taula9.A3" office:value-type="string">
            <text:p text:style-name="P50">ABT</text:p>
          </table:table-cell>
          <table:table-cell table:style-name="Taula9.A3" office:value-type="string">
            <text:p text:style-name="P50">ABTL</text:p>
          </table:table-cell>
          <table:table-cell table:style-name="Taula9.A3" office:value-type="string">
            <text:p text:style-name="P50">BA</text:p>
          </table:table-cell>
          <table:table-cell table:style-name="Taula9.A3" office:value-type="string">
            <text:p text:style-name="P50">3</text:p>
          </table:table-cell>
          <table:table-cell table:style-name="Taula9.A3" office:value-type="string">
            <text:p text:style-name="P50">BAI</text:p>
          </table:table-cell>
          <table:table-cell table:style-name="Taula9.A3" office:value-type="string">
            <text:p text:style-name="P50"><text:span text:style-name="T16">20</text:span>07-12-31</text:p>
          </table:table-cell>
          <table:table-cell table:style-name="Taula9.A3" office:value-type="string">
            <text:p text:style-name="P50">LO</text:p>
          </table:table-cell>
          <table:table-cell table:style-name="Taula9.A3" office:value-type="string">
            <text:p text:style-name="P50">11</text:p>
          </table:table-cell>
          <table:table-cell table:style-name="Taula9.A3" office:value-type="string">
            <text:p text:style-name="P50">40%</text:p>
          </table:table-cell>
          <table:table-cell table:style-name="Taula9.A3" office:value-type="string">
            <text:p text:style-name="P54"/>
          </table:table-cell>
          <table:table-cell table:style-name="Taula9.A3" office:value-type="string">
            <text:p text:style-name="P47">-</text:p>
          </table:table-cell>
          <table:table-cell table:style-name="Taula9.A3" office:value-type="string">
            <text:p text:style-name="P48"/>
          </table:table-cell>
          <table:table-cell table:style-name="Taula9.M3" office:value-type="string">
            <text:p text:style-name="P49">Hutsik-<text:span text:style-name="T17">Larraitz Burlada</text:span></text:p>
          </table:table-cell>
        </table:table-row>
        <table:table-row table:style-name="Taula9.1">
          <table:table-cell table:style-name="Taula9.A3" office:value-type="string">
            <text:p text:style-name="P32"><text:span text:style-name="T20">*** <text:s text:c="3"/></text:span>06.602</text:p>
          </table:table-cell>
          <table:table-cell table:style-name="Taula9.A3" office:value-type="string">
            <text:p text:style-name="P38">Liburuzaina</text:p>
          </table:table-cell>
          <table:table-cell table:style-name="Taula9.A3" office:value-type="string">
            <text:p text:style-name="P33">1</text:p>
          </table:table-cell>
          <table:table-cell table:style-name="Taula9.A3" office:value-type="string">
            <text:p text:style-name="P33">F</text:p>
          </table:table-cell>
          <table:table-cell table:style-name="Taula9.A3" office:value-type="string">
            <text:p text:style-name="P33">C1</text:p>
          </table:table-cell>
          <table:table-cell table:style-name="Taula9.A3" office:value-type="string">
            <text:p text:style-name="P34">EB</text:p>
          </table:table-cell>
          <table:table-cell table:style-name="Taula9.A3" office:value-type="string">
            <text:p text:style-name="P33">AB</text:p>
          </table:table-cell>
          <table:table-cell table:style-name="Taula9.A3" office:value-type="string">
            <text:p text:style-name="P33">ABT</text:p>
          </table:table-cell>
          <table:table-cell table:style-name="Taula9.A3" office:value-type="string">
            <text:p text:style-name="P33">ABTL</text:p>
          </table:table-cell>
          <table:table-cell table:style-name="Taula9.A3" office:value-type="string">
            <text:p text:style-name="P33">BA</text:p>
          </table:table-cell>
          <table:table-cell table:style-name="Taula9.A3" office:value-type="string">
            <text:p text:style-name="P33">3</text:p>
          </table:table-cell>
          <table:table-cell table:style-name="Taula9.A3" office:value-type="string">
            <text:p text:style-name="P33">BAI</text:p>
          </table:table-cell>
          <table:table-cell table:style-name="Taula9.A3" office:value-type="string">
            <text:p text:style-name="P33"><text:span text:style-name="T16">19</text:span>90-02-28</text:p>
          </table:table-cell>
          <table:table-cell table:style-name="Taula9.A3" office:value-type="string">
            <text:p text:style-name="P33">LO</text:p>
          </table:table-cell>
          <table:table-cell table:style-name="Taula9.A3" office:value-type="string">
            <text:p text:style-name="P33">11</text:p>
          </table:table-cell>
          <table:table-cell table:style-name="Taula9.A3" office:value-type="string">
            <text:p text:style-name="P44"/>
          </table:table-cell>
          <table:table-cell table:style-name="Taula9.A3" office:value-type="string">
            <text:p text:style-name="P45"/>
          </table:table-cell>
          <table:table-cell table:style-name="Taula9.A3" office:value-type="string">
            <text:p text:style-name="P39">-</text:p>
          </table:table-cell>
          <table:table-cell table:style-name="Taula9.A3" office:value-type="string">
            <text:p text:style-name="P40"/>
          </table:table-cell>
          <table:table-cell table:style-name="Taula9.M3" office:value-type="string">
            <text:p text:style-name="P46">Yolanda Garcia</text:p>
          </table:table-cell>
        </table:table-row>
        <table:table-row table:style-name="Taula9.1">
          <table:table-cell table:style-name="Taula9.A3" office:value-type="string">
            <text:p text:style-name="P32"><text:span text:style-name="T20">**** <text:s text:c="2"/></text:span>06.602</text:p>
          </table:table-cell>
          <table:table-cell table:style-name="Taula9.A3" office:value-type="string">
            <text:p text:style-name="P38">Liburuzaina</text:p>
          </table:table-cell>
          <table:table-cell table:style-name="Taula9.A3" office:value-type="string">
            <text:p text:style-name="P33">1</text:p>
          </table:table-cell>
          <table:table-cell table:style-name="Taula9.A3" office:value-type="string">
            <text:p text:style-name="P33">F</text:p>
          </table:table-cell>
          <table:table-cell table:style-name="Taula9.A3" office:value-type="string">
            <text:p text:style-name="P33">C1</text:p>
          </table:table-cell>
          <table:table-cell table:style-name="Taula9.A3" office:value-type="string">
            <text:p text:style-name="P34">EB</text:p>
          </table:table-cell>
          <table:table-cell table:style-name="Taula9.A3" office:value-type="string">
            <text:p text:style-name="P33">AB</text:p>
          </table:table-cell>
          <table:table-cell table:style-name="Taula9.A3" office:value-type="string">
            <text:p text:style-name="P33">ABT</text:p>
          </table:table-cell>
          <table:table-cell table:style-name="Taula9.A3" office:value-type="string">
            <text:p text:style-name="P33">ABTL</text:p>
          </table:table-cell>
          <table:table-cell table:style-name="Taula9.A3" office:value-type="string">
            <text:p text:style-name="P33">BA</text:p>
          </table:table-cell>
          <table:table-cell table:style-name="Taula9.A3" office:value-type="string">
            <text:p text:style-name="P33">3</text:p>
          </table:table-cell>
          <table:table-cell table:style-name="Taula9.A3" office:value-type="string">
            <text:p text:style-name="P33">BAI</text:p>
          </table:table-cell>
          <table:table-cell table:style-name="Taula9.A3" office:value-type="string">
            <text:p text:style-name="P33"><text:span text:style-name="T16">19</text:span>92-12-31</text:p>
          </table:table-cell>
          <table:table-cell table:style-name="Taula9.A3" office:value-type="string">
            <text:p text:style-name="P33">LO</text:p>
          </table:table-cell>
          <table:table-cell table:style-name="Taula9.A3" office:value-type="string">
            <text:p text:style-name="P33">11</text:p>
          </table:table-cell>
          <table:table-cell table:style-name="Taula9.A3" office:value-type="string">
            <text:p text:style-name="P44"/>
          </table:table-cell>
          <table:table-cell table:style-name="Taula9.A3" office:value-type="string">
            <text:p text:style-name="P45"/>
          </table:table-cell>
          <table:table-cell table:style-name="Taula9.A3" office:value-type="string">
            <text:p text:style-name="P39">-</text:p>
          </table:table-cell>
          <table:table-cell table:style-name="Taula9.A3" office:value-type="string">
            <text:p text:style-name="P40"/>
          </table:table-cell>
          <table:table-cell table:style-name="Taula9.M3" office:value-type="string">
            <text:p text:style-name="P46">Olatz Alberro</text:p>
          </table:table-cell>
        </table:table-row>
        <table:table-row table:style-name="Taula9.1">
          <table:table-cell table:style-name="Taula9.A8" office:value-type="string">
            <text:p text:style-name="P35"><text:span text:style-name="T20">***** </text:span>06.602</text:p>
          </table:table-cell>
          <table:table-cell table:style-name="Taula9.A8" office:value-type="string">
            <text:p text:style-name="P36">Liburuzain-<text:span text:style-name="T18">koordinatzailea</text:span></text:p>
          </table:table-cell>
          <table:table-cell table:style-name="Taula9.A8" office:value-type="string">
            <text:p text:style-name="P33">1</text:p>
          </table:table-cell>
          <table:table-cell table:style-name="Taula9.A3" office:value-type="string">
            <text:p text:style-name="P33">F</text:p>
          </table:table-cell>
          <table:table-cell table:style-name="Taula9.A3" office:value-type="string">
            <text:p text:style-name="P33">C1</text:p>
          </table:table-cell>
          <table:table-cell table:style-name="Taula9.A3" office:value-type="string">
            <text:p text:style-name="P34">EB</text:p>
          </table:table-cell>
          <table:table-cell table:style-name="Taula9.A3" office:value-type="string">
            <text:p text:style-name="P33">AB</text:p>
          </table:table-cell>
          <table:table-cell table:style-name="Taula9.A3" office:value-type="string">
            <text:p text:style-name="P33">ABT</text:p>
          </table:table-cell>
          <table:table-cell table:style-name="Taula9.A3" office:value-type="string">
            <text:p text:style-name="P33">ABTL</text:p>
          </table:table-cell>
          <table:table-cell table:style-name="Taula9.A3" office:value-type="string">
            <text:p text:style-name="P33">BA</text:p>
          </table:table-cell>
          <table:table-cell table:style-name="Taula9.A8" office:value-type="string">
            <text:p text:style-name="P37">3</text:p>
          </table:table-cell>
          <table:table-cell table:style-name="Taula9.A8" office:value-type="string">
            <text:p text:style-name="P37">BAI</text:p>
          </table:table-cell>
          <table:table-cell table:style-name="Taula9.A8" office:value-type="string">
            <text:p text:style-name="P37">2014-01-31</text:p>
          </table:table-cell>
          <table:table-cell table:style-name="Taula9.A3" office:value-type="string">
            <text:p text:style-name="P33">LO</text:p>
          </table:table-cell>
          <table:table-cell table:style-name="Taula9.A3" office:value-type="string">
            <text:p text:style-name="P33">11</text:p>
          </table:table-cell>
          <table:table-cell table:style-name="Taula9.A3" office:value-type="string">
            <text:p text:style-name="P44"/>
          </table:table-cell>
          <table:table-cell table:style-name="Taula9.A3" office:value-type="string">
            <text:p text:style-name="P45"/>
          </table:table-cell>
          <table:table-cell table:style-name="Taula9.A3" office:value-type="string">
            <text:p text:style-name="P39">-</text:p>
          </table:table-cell>
          <table:table-cell table:style-name="Taula9.A3" office:value-type="string">
            <text:p text:style-name="P43"/>
          </table:table-cell>
          <table:table-cell table:style-name="Taula9.M3" office:value-type="string">
            <text:p text:style-name="P43">Aitziber Zinkunegi</text:p>
          </table:table-cell>
        </table:table-row>
      </table:table>
      <text:p text:style-name="P20"/>
      <text:p text:style-name="P56">RPT <text:s text:c="12"/>-- Liburuzainak + koordinatzailea =440% <text:s text:c="2"/><text:span text:style-name="T22">(realidad 420%)</text:span></text:p>
      <text:p text:style-name="P56">Aurrekontua – Liburuzainak + koordinatzailea = <text:span text:style-name="T22">430%</text:span></text:p>
      <text:p text:style-name="P20"/>
      <text:p text:style-name="P20">* <text:span text:style-name="T19">Marga Anzuela (Donibane) <text:s text:c="6"/>%40 <text:s text:c="3"/>01/01/2017-11/01/2017</text:span></text:p>
      <text:p text:style-name="P20"><text:tab/><text:tab/><text:tab/> <text:s text:c="2"/><text:tab/> <text:s text:c="5"/>%<text:span text:style-name="T19">80 <text:s text:c="2"/>12/01/2017--</text:span></text:p>
      <text:p text:style-name="P20"><text:tab/><text:tab/> <text:s text:c="5"/><text:span text:style-name="T19">Aurrekontuan <text:s/>12 meses 40% + 12 meses 40% <text:s/>traslado</text:span></text:p>
      <text:p text:style-name="P20"/>
      <text:p text:style-name="P20">** <text:span text:style-name="T19">Larraitz Burlada (San Pedro) %100 <text:s text:c="3"/>22/09/2016 – 07/02/2017</text:span></text:p>
      <text:p text:style-name="P20"><text:s text:c="49"/>% <text:s/><text:span text:style-name="T19">40 <text:s text:c="4"/>08/02/2017 -- <text:s text:c="2"/></text:span></text:p>
      <text:p text:style-name="P20"><text:tab/> <text:s text:c="19"/><text:span text:style-name="T19">A</text:span>urrekontuan <text:span text:style-name="T19">12 meses 40% ( y 2 meses +60% sustituciones Olatz)</text:span></text:p>
      <text:p text:style-name="P20"/>
      <text:p text:style-name="P20">*** <text:span text:style-name="T19">Yolanda Garcia (Antxo) %100 con reducción jornada cuidado hijos %50 (sustituye la reducción Iñaki Goitia 50%)</text:span></text:p>
      <text:p text:style-name="P20"><text:tab/><text:tab/> <text:s text:c="4"/><text:span text:style-name="T21">Aurrekontuan 12 meses 50% Yolanda Garcia</text:span></text:p>
      <text:p text:style-name="P20"><text:s text:c="51"/><text:span text:style-name="T21">12 meses 50% Iñaki Goitia</text:span></text:p>
      <text:p text:style-name="P20"/>
      <text:p text:style-name="P20">**** <text:span text:style-name="T21">Olatz Alberro (Trintxerpe) %100</text:span></text:p>
      <text:p text:style-name="P20"><text:tab/><text:tab/> <text:s text:c="4"/><text:span text:style-name="T21">Aurrekontuan 12 meses 100%</text:span></text:p>
      <text:p text:style-name="P20"/>
      <text:p text:style-name="P20">***** <text:span text:style-name="T21">Aitziber Zinkunegi (koordinatzailea) %100</text:span></text:p>
      <text:p text:style-name="P20"><text:tab/><text:tab/> <text:s text:c="4"/><text:span text:style-name="T21">Aurrekontuan 12 meses 100%</text:span></text:p>
      <text:p text:style-name="P20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u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ehenetsia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table:align="margins"/>
    </style:style>
    <style:style style:name="Tabla3.A" style:family="table-column">
      <style:table-column-properties style:rel-column-width="5589*"/>
    </style:style>
    <style:style style:name="Tabla3.B" style:family="table-column">
      <style:table-column-properties style:rel-column-width="14646*"/>
    </style:style>
    <style:style style:name="Tabla3.C" style:family="table-column">
      <style:table-column-properties style:rel-column-width="45300*"/>
    </style:style>
    <style:style style:name="Tabla3.A1" style:family="table-cell">
      <style:table-cell-properties fo:padding="0.097cm" fo:border="none"/>
    </style:style>
    <style:style style:name="Tabla3.C1" style:family="table-cell">
      <style:table-cell-properties fo:padding="0.097cm" fo:border="0.05pt solid #000000"/>
    </style:style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4.535cm" style:rel-column-width="11566*"/>
    </style:style>
    <style:style style:name="Tabla1.B" style:family="table-column">
      <style:table-column-properties style:column-width="16.628cm" style:rel-column-width="42402*"/>
    </style:style>
    <style:style style:name="Tabla1.C" style:family="table-column">
      <style:table-column-properties style:column-width="4.537cm" style:rel-column-width="11567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C1" style:family="table-cell">
      <style:table-cell-properties style:vertical-align="middle" fo:background-color="transparent" fo:padding="0cm" fo:border="0.05pt solid #000000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8.75pt" style:font-size-complex="10pt"/>
    </style:style>
    <style:style style:name="MP3" style:family="paragraph" style:parent-style-name="Table_20_Contents">
      <style:text-properties officeooo:rsid="00123e89" officeooo:paragraph-rsid="00279cb1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ff" style:font-name="Arial" fo:font-size="11pt" fo:language="zxx" fo:country="none" fo:font-weight="bold" officeooo:paragraph-rsid="00279cb1" style:letter-kerning="true" style:font-name-asian="Arial" style:font-size-asian="11pt" style:font-weight-asian="bold" style:font-name-complex="Arial" style:font-size-complex="11pt" style:font-weight-complex="bold"/>
    </style:style>
    <style:style style:name="MP5" style:family="paragraph" style:parent-style-name="Standard">
      <style:paragraph-properties fo:text-align="center" style:justify-single-word="false" style:text-autospace="none"/>
      <style:text-properties style:font-name="Arial" fo:font-size="6pt" fo:language="zxx" fo:country="none" fo:font-weight="bold" officeooo:paragraph-rsid="00279cb1" style:letter-kerning="true" style:font-name-asian="Arial" style:font-size-asian="6pt" style:font-weight-asian="bold" style:font-name-complex="Arial" style:font-size-complex="6pt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ff" style:font-name="Arial" fo:font-size="7pt" fo:language="zxx" fo:country="none" officeooo:paragraph-rsid="00279cb1" style:letter-kerning="true" style:font-name-asian="Arial" style:font-size-asian="7pt" style:font-name-complex="Arial" style:font-size-complex="7pt"/>
    </style:style>
    <style:style style:name="MP7" style:family="paragraph" style:parent-style-name="Standard">
      <style:paragraph-properties fo:text-align="center" style:justify-single-word="false" style:text-autospace="none"/>
      <style:text-properties fo:color="#0000ff" style:font-name="Arial" fo:font-size="7pt" fo:language="zxx" fo:country="none" officeooo:rsid="0024f66c" officeooo:paragraph-rsid="00279cb1" style:letter-kerning="true" style:font-name-asian="Arial" style:font-size-asian="7pt" style:font-name-complex="Arial" style:font-size-complex="7pt"/>
    </style:style>
    <style:style style:name="MP8" style:family="paragraph" style:parent-style-name="Table_20_Contents">
      <style:paragraph-properties fo:text-align="center" style:justify-single-word="false"/>
      <style:text-properties style:font-name="Arial" officeooo:rsid="00279cb1" officeooo:paragraph-rsid="00279cb1"/>
    </style:style>
    <style:style style:name="MP9" style:family="paragraph" style:parent-style-name="Table_20_Contents">
      <style:paragraph-properties fo:text-align="center" style:justify-single-word="false"/>
      <style:text-properties style:font-name="Arial" officeooo:rsid="00123e89" officeooo:paragraph-rsid="00279cb1"/>
    </style:style>
    <style:style style:name="MP1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79cb1" officeooo:paragraph-rsid="00279cb1" style:font-size-asian="14pt" style:font-weight-asian="bold" style:font-size-complex="14pt" style:font-weight-complex="bold"/>
    </style:style>
    <style:style style:name="MP11" style:family="paragraph" style:parent-style-name="Standard">
      <style:text-properties officeooo:paragraph-rsid="00279cb1"/>
    </style:style>
    <style:style style:name="MP12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MP13" style:family="paragraph" style:parent-style-name="Table_20_Contents">
      <style:paragraph-properties fo:text-align="center" style:justify-single-word="false"/>
      <style:text-properties officeooo:rsid="00123e89" officeooo:paragraph-rsid="00279cb1"/>
    </style:style>
    <style:style style:name="MP14" style:family="paragraph" style:parent-style-name="Standard">
      <style:paragraph-properties fo:margin-top="0.101cm" fo:margin-bottom="0cm" style:contextual-spacing="false" fo:text-align="center" style:justify-single-word="false" style:text-autospace="none">
        <style:tab-stops/>
      </style:paragraph-properties>
      <style:text-properties fo:color="#000000" style:font-name="Arial" fo:font-size="7pt" fo:letter-spacing="0.053cm" fo:language="zxx" fo:country="none" fo:font-weight="bold" officeooo:rsid="004a6748" officeooo:paragraph-rsid="004a6748" style:letter-kerning="true" style:font-name-asian="Arial" style:font-size-asian="7pt" style:font-weight-asian="bold" style:font-name-complex="Arial" style:font-size-complex="7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Arial" officeooo:rsid="00460245" officeooo:paragraph-rsid="00460245"/>
    </style:style>
    <style:style style:name="MP16" style:family="paragraph" style:parent-style-name="Table_20_Contents">
      <style:paragraph-properties fo:text-align="center" style:justify-single-word="false"/>
      <style:text-properties style:font-name="Arial" fo:font-size="14pt" fo:font-weight="bold" officeooo:rsid="00460245" officeooo:paragraph-rsid="00460245" style:font-size-asian="14pt" style:font-weight-asian="bold" style:font-size-complex="14pt" style:font-weight-complex="bold"/>
    </style:style>
    <style:style style:name="MP17" style:family="paragraph" style:parent-style-name="Standard">
      <style:paragraph-properties fo:text-align="center" style:justify-single-word="false" style:text-autospace="none"/>
      <style:text-properties style:font-name="Arial" fo:font-size="7pt" fo:language="zxx" fo:country="none" fo:font-weight="normal" officeooo:paragraph-rsid="004a6748" style:letter-kerning="true" style:font-name-asian="Arial" style:font-size-asian="7pt" style:font-weight-asian="normal" style:font-name-complex="Arial" style:font-size-complex="7pt" style:font-weight-complex="normal"/>
    </style:style>
    <style:style style:name="MP18" style:family="paragraph" style:parent-style-name="Standard">
      <style:paragraph-properties fo:text-align="center" style:justify-single-word="false" style:text-autospace="none"/>
      <style:text-properties style:font-name="Arial" fo:font-size="6pt" fo:language="zxx" fo:country="none" fo:font-weight="normal" officeooo:paragraph-rsid="004a6748" style:letter-kerning="true" style:font-name-asian="Arial" style:font-size-asian="5.25pt" style:font-weight-asian="normal" style:font-name-complex="Arial" style:font-size-complex="6pt" style:font-weight-complex="normal"/>
    </style:style>
    <style:style style:name="MP19" style:family="paragraph" style:parent-style-name="Standard">
      <style:paragraph-properties fo:text-align="center" style:justify-single-word="false" style:text-autospace="none"/>
      <style:text-properties fo:color="#000000" style:font-name="Arial" fo:font-size="7pt" fo:language="zxx" fo:country="none" fo:font-weight="bold" officeooo:rsid="00554f34" officeooo:paragraph-rsid="0055e7e9" style:letter-kerning="true" style:font-name-asian="Arial" style:font-size-asian="7pt" style:font-weight-asian="bold" style:font-name-complex="Arial" style:font-size-complex="7pt" style:font-weight-complex="bold"/>
    </style:style>
    <style:style style:name="MP20" style:family="paragraph" style:parent-style-name="Standard">
      <style:paragraph-properties fo:margin-top="0.101cm" fo:margin-bottom="0cm" style:contextual-spacing="false" fo:text-align="center" style:justify-single-word="false" style:text-autospace="none"/>
      <style:text-properties fo:color="#000000" style:font-name="Arial" fo:font-size="7pt" fo:language="zxx" fo:country="none" fo:font-weight="normal" officeooo:rsid="0033f274" officeooo:paragraph-rsid="00554f34" style:letter-kerning="true" style:font-name-asian="Arial" style:font-size-asian="7pt" style:font-weight-asian="normal" style:font-name-complex="Arial" style:font-size-complex="7pt" style:font-weight-complex="normal"/>
    </style:style>
    <style:style style:name="MP21" style:family="paragraph" style:parent-style-name="Standard">
      <style:paragraph-properties fo:text-align="center" style:justify-single-word="false" style:text-autospace="none"/>
      <style:text-properties fo:color="#000000" style:font-name="Arial" fo:font-size="7pt" fo:language="zxx" fo:country="none" fo:font-weight="normal" officeooo:rsid="004eb11a" officeooo:paragraph-rsid="004eb11a" style:letter-kerning="true" style:font-name-asian="Arial" style:font-size-asian="7pt" style:font-weight-asian="normal" style:font-name-complex="Arial" style:font-size-complex="7pt" style:font-weight-complex="normal"/>
    </style:style>
    <style:style style:name="MT1" style:family="text"/>
    <style:style style:name="MT2" style:family="text">
      <style:text-properties officeooo:rsid="004e48b3"/>
    </style:style>
    <style:style style:name="MT3" style:family="text">
      <style:text-properties officeooo:rsid="002bbfb1"/>
    </style:style>
    <style:style style:name="MT4" style:family="text">
      <style:text-properties officeooo:rsid="00302ece"/>
    </style:style>
    <style:style style:name="MT5" style:family="text">
      <style:text-properties officeooo:rsid="0024f66c"/>
    </style:style>
    <style:style style:name="MT6" style:family="text">
      <style:text-properties style:text-underline-style="none"/>
    </style:style>
    <style:style style:name="MT7" style:family="text">
      <style:text-properties officeooo:rsid="0052a147"/>
    </style:style>
    <style:style style:name="MT8" style:family="text">
      <style:text-properties fo:font-weight="bold" officeooo:rsid="004e48b3" style:font-weight-asian="bold" style:font-weight-complex="bold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officeooo:rsid="0055e7e9"/>
    </style:style>
    <style:style style:name="MT11" style:family="text">
      <style:text-properties officeooo:rsid="00554f34"/>
    </style:style>
    <style:style style:name="Mfr1" style:family="graphic" style:parent-style-name="Graphics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01cm" fo:margin-left="0cm" fo:margin-right="0cm" fo:margin-bottom="0.80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01cm" fo:margin-left="0cm" fo:margin-right="0cm" fo:margin-bottom="0.801cm" style:dynamic-spacing="true"/>
      </style:header-style>
      <style:footer-style>
        <style:header-footer-properties fo:min-height="0.549cm" fo:margin-left="0cm" fo:margin-right="0cm" fo:margin-top="0.19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01cm" fo:margin-left="0cm" fo:margin-right="0cm" fo:margin-bottom="0.801cm" style:dynamic-spacing="true"/>
      </style:header-style>
      <style:footer-style>
        <style:header-footer-properties fo:min-height="0.549cm" fo:margin-left="0cm" fo:margin-right="0cm" fo:margin-top="0.19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3.5cm" fo:margin-bottom="0.499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/>/<text:page-count>1</text:page-count></text:p>
      </style:footer>
    </style:master-page>
    <style:master-page style:name="Left_20_Page" style:display-name="Left Page" style:page-layout-name="Mpm2" style:next-style-name="Right_20_Page">
      <style:footer>
        <text:p text:style-name="MP2"><text:page-number text:select-page="current"/> / <text:page-count>1</text:page-count></text:p>
      </style:footer>
    </style:master-page>
    <style:master-page style:name="Right_20_Page" style:display-name="Right Page" style:page-layout-name="Mpm3" style:next-style-name="Left_20_Page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MP3"><draw:frame draw:style-name="Mfr1" draw:name="gráficos4" text:anchor-type="paragraph" svg:x="0.002cm" svg:y="0.288cm" svg:width="1.314cm" svg:height="1.432cm" draw:z-index="0"><draw:image xlink:href="Pictures/10000000000000640000006D7BFC744A.jpg" xlink:type="simple" xlink:show="embed" xlink:actuate="onLoad"/></draw:frame></text:p>
            </table:table-cell>
            <table:table-cell table:style-name="Tabla3.A1" office:value-type="string">
              <text:p text:style-name="MP4">PASAIAKO UDALA</text:p>
              <text:p text:style-name="MP5"><text:a xlink:type="simple" xlink:href="http://www.pasaia.net/" text:style-name="Internet_20_link">www.pasaia.net</text:a> <text:span text:style-name="MT2">IFK/</text:span><text:span text:style-name="MT3">CIF </text:span>P2006900A</text:p>
              <text:p text:style-name="MP5">Donibane kalea, 19, 20110 Pasaia</text:p>
              <text:p text:style-name="MP5">Tel: 943 344034 / Faxa: 943 515447</text:p>
              <text:p text:style-name="MP6">Informatika <text:span text:style-name="MT4">S</text:span><text:span text:style-name="MT5">aila</text:span></text:p>
              <text:p text:style-name="MP7">943 345363</text:p>
              <text:p text:style-name="MP6">informatika@pasaia.net</text:p>
            </table:table-cell>
            <table:table-cell table:style-name="Tabla3.C1" office:value-type="string">
              <text:p text:style-name="MP8">ESPEDIENTEA<text:span text:style-name="MT3">REN IZENA</text:span></text:p>
              <text:p text:style-name="MP9"/>
              <text:p text:style-name="MP10">DOKUMENTUA<text:span text:style-name="MT3">REN IZENA</text:span></text:p>
            </table:table-cell>
          </table:table-row>
        </table:table>
        <text:p text:style-name="MP11"/>
      </style:header>
      <style:footer>
        <text:p text:style-name="MP12"><text:page-number text:select-page="current"/> / <text:page-count>1</text:page-count></text:p>
      </style:footer>
    </style:master-page>
    <style:master-page style:name="GoiburuaBAI" style:page-layout-name="Mpm4" style:next-style-name="GoiburuaEZ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3"><draw:frame draw:style-name="Mfr2" draw:name="Irudia2" text:anchor-type="as-char" svg:width="2.799cm" svg:height="2cm" draw:z-index="0"><draw:image xlink:href="Pictures/100002010000034900000252F89F4083.png" xlink:type="simple" xlink:show="embed" xlink:actuate="onLoad"/><draw:image xlink:href="Pictures/100019AB000182BC00011167600C2843.svg" xlink:type="simple" xlink:show="embed" xlink:actuate="onLoad"/></draw:frame></text:p>
              <text:p text:style-name="MP14"><text:a xlink:type="simple" xlink:href="http://www.pasaia.eus/" text:style-name="Internet_20_link"><text:span text:style-name="MT6">www.pasaia.eus</text:span></text:a></text:p>
            </table:table-cell>
            <table:table-cell table:style-name="Tabla1.B1" office:value-type="string">
              <text:p text:style-name="MP15">E<text:span text:style-name="MT7">SPEDIENTEA</text:span></text:p>
              <text:p text:style-name="MP9"/>
              <text:p text:style-name="MP16">DO<text:span text:style-name="MT7">KUMENTUA</text:span></text:p>
            </table:table-cell>
            <table:table-cell table:style-name="Tabla1.C1" office:value-type="string">
              <text:p text:style-name="MP17"><text:span text:style-name="MT8">IFK/CIF</text:span><text:span text:style-name="MT2"> </text:span>P2006900A</text:p>
              <text:p text:style-name="MP17"><text:span text:style-name="MT9">Tel.</text:span> 943 344034 </text:p>
              <text:p text:style-name="MP17">Donibane kalea, 19</text:p>
              <text:p text:style-name="MP17"><text:s/>20110 Pasaia</text:p>
              <text:p text:style-name="MP18"/>
              <text:p text:style-name="MP19">GIZA BALIABIDEAK</text:p>
              <text:p text:style-name="MP19"><text:span text:style-name="MT10">ANTOLAKUNTZA</text:span> </text:p>
              <text:p text:style-name="MP20"><text:span text:style-name="MT9">Tel.</text:span> <text:span text:style-name="MT5">943 345361</text:span></text:p>
              <text:p text:style-name="MP21"><text:span text:style-name="MT11">pertsonal</text:span>@pasaia.net</text:p>
            </table:table-cell>
          </table:table-row>
        </table:table>
        <text:p text:style-name="MP11"/>
      </style:header>
      <style:footer>
        <text:p text:style-name="MP12"><text:page-number text:select-page="current">1</text:page-number> / <text:page-count>1</text:page-count></text:p>
      </style:footer>
    </style:master-page>
    <style:master-page style:name="GoiburuaEZ" style:page-layout-name="Mpm5" style:next-style-name="GoiburuaBAI">
      <style:footer>
        <text:p text:style-name="MP12"><text:page-number text:select-page="current"/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2:52:06.204000000</meta:creation-date>
    <meta:editing-duration>P0D</meta:editing-duration>
    <meta:editing-cycles>1</meta:editing-cycles>
    <meta:generator>LibreOffice/4.1.5.3$Windows_x86 LibreOffice_project/1c1366bba2ba2b554cd2ca4d87c06da81c05d24</meta:generator>
    <dc:title>Giza baliabideak</dc:title>
    <meta:document-statistic meta:table-count="3" meta:image-count="2" meta:object-count="0" meta:page-count="1" meta:paragraph-count="169" meta:word-count="297" meta:character-count="1909" meta:non-whitespace-character-count="1553"/>
    <meta:template xlink:type="simple" xlink:actuate="onRequest" xlink:title="Giza baliabideak" xlink:href="file:///U:/Bereziak/Udal_Txantiloiak/Pertsonala/HasierakoaEU.ott" meta:date="2017-04-24T12:52:06.047000000"/>
  </office:meta>
</office:document-meta>
</file>